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8cb5f" officeooo:paragraph-rsid="0008cb5f"/>
    </style:style>
    <style:style style:name="P2" style:family="paragraph" style:parent-style-name="Standard">
      <style:text-properties fo:font-weight="bold" officeooo:rsid="0008cb5f" officeooo:paragraph-rsid="0008cb5f" style:font-weight-asian="bold" style:font-weight-complex="bold"/>
    </style:style>
    <style:style style:name="P3" style:family="paragraph" style:parent-style-name="Standard">
      <style:text-properties fo:font-weight="bold" officeooo:rsid="0008e6f0" officeooo:paragraph-rsid="0008e6f0" style:font-weight-asian="bold" style:font-weight-complex="bold"/>
    </style:style>
    <style:style style:name="P4" style:family="paragraph" style:parent-style-name="Standard">
      <style:text-properties fo:font-weight="bold" officeooo:rsid="000a6dcf" officeooo:paragraph-rsid="000a6dcf" style:font-weight-asian="bold" style:font-weight-complex="bold"/>
    </style:style>
    <style:style style:name="P5" style:family="paragraph" style:parent-style-name="Standard">
      <style:text-properties officeooo:rsid="0008e6f0" officeooo:paragraph-rsid="0008e6f0"/>
    </style:style>
    <style:style style:name="P6" style:family="paragraph" style:parent-style-name="Standard">
      <style:text-properties officeooo:rsid="000a6dcf" officeooo:paragraph-rsid="000a6dcf"/>
    </style:style>
    <style:style style:name="P7" style:family="paragraph" style:parent-style-name="Standard">
      <style:text-properties officeooo:rsid="000b545c" officeooo:paragraph-rsid="000b545c"/>
    </style:style>
    <style:style style:name="P8" style:family="paragraph" style:parent-style-name="Standard">
      <style:text-properties fo:font-weight="bold" officeooo:rsid="000b545c" officeooo:paragraph-rsid="000b545c"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LUSTERING COEFFICIENT</text:p>
      <text:p text:style-name="P1">Hi. Today we're going to be talking about Triadic Closure. Triadic Closure is the tendency for people who share lots of connections, to form a connection themselves to become connected. So, people who share lots of friends have an increased likelihood of becoming connected themselves. There are many mechanisms that give rise to this process. But, today we're going to be focusing on figuring out how to measure in a network. So, let's say you have a network like this, and you're asked, what edges are likely to come to the network next? What edges are likely to arrive? Well, Triadic Closure would say that those edges that closed triangles are good candidates for edges that may show up next. So, here, all the red edges form closed triangles, and so, these are good candidates for edges that may show up. However, we don't always have time stamps, or we don't always know the ordering in which the edges come into the network. Sometimes, we're just given a static network with no time stamps, and sometimes, we want to know whether Triadic Closure is present in this network, whether it has lots of triangles or not. And so, what we're going to be talking about in this video is, how can we measure the prevalence of Triadic Closure in a network? Another way of referring to Triadic Closure is Clustering. So, lots of the definitions that we're going to be covering today are referred to as Clustering. So, we'll start with a local version of measuring Clustering. We're going to be measuring Clustering from the point of view of a single node. And, this is called a Local Clustering Coefficient. And, the way it's defined is the fraction of pairs of the nodes friends that are friends with each other. The best way to show you how Local Clustering Coefficient works is by showing you an example. So, let's say, you wanted to compute the Clustering Coefficient of node C. What you would need to do is to take the ratio of the number of pairs of C's friends who are friends with each other, and the total number of pairs of C's friends. Okay. So, C has four friends in this network. That means that C has a degree of four. That's what we refer to as degree. It's the number of connections that a node has. And, we refer to it as DC as well. So, DC here, which the degree of C is four. Now, how many pairs of C's friends are there? Well, there are four friends of C, and you can easily see that, if you have four pairs of four people, then there are six total possible pairs of people. And so, the total number of pairs of C's friends is six. Now, this is easy to see because there is only four friends of C, but sometimes, there are many more and it might be harder to see how many possible pairs of friends you have. So, what you can do is you can just use this formula here which tells you how many. It's dc times dc-1 over two. In this case, that number is six, which is 12 or 2. Okay. So, that will be our denominator. What about the numerator? The number of pairs of friends of C who are friends with each other. Well, there are only two pairs of friends of C that are friends with each other. AB and EF. So, that number is two. So then, the Local Clustering Coefficient of node C is two over six or one-third. That means that one-third of all the possible pairs of friends of C who could be friends, are actually friends. Okay. Let's do another example. Compute the Local Clustering Coefficient of node F. Again, we need to compute the ratio of the number of pairs of F's friends who are friends with each other, and the total number of pairs of F's friends. So, we'll do the same thing here. F has a degree of three. So, the number of pairs of F's friends is three times two over two which is three. And then, there's only one pair of friends of F who are actually friends with each other. That's C and E. And so, the Local Clustering Coefficient of F is also one-third. All right. And one last example. Compute the Local Clustering Coefficient of node J. All right. So, node J has only one friend which is node I, which means that J actually has zero pairs of friends. And, because that's what we're supposed to put in the denominator, we're in trouble because we cannot divide by zero. And so, what we're going to do for cases like this, where the definition doesn't work for nodes that have less than two friends, is we're going to assume that nodes that have less than two friends have a Local Clustering Coefficient of zero. And this is consistent with what network X does. All right. So, toggling network X, how do you compute the Local Clustering Coefficient using network X? Well, let's say we load up this graph in the way that we already know how to do it, and we compute the Clustering. We use the function Clustering to compute the Local Clustering Coefficient of node F. This case, it's 0.33. So, we have same. For node A, it is 0.66, and for node J, as we had seen, it is zero. Okay. So, this allows you to compute the Local Clustering Coefficient of each node in the graph. But, what we were <text:soft-page-break/>interested in is trying to figure out whether Triadic Closure is prevalent in the whole network. And so, how do we go from having a local measure of Local Clustering Coefficient for each node to a global measure of Clustering Coefficient for the whole network? We're going to talk about two different approaches. The first one, which is pretty simple, straightforward, is to simply take the average Local Clustering Coefficient or all the nodes in the graph. And, you can do this in network X by using the function average Clustering of the graph G. And, in this case, that is 0.29. That's approach number one. A second approach, it's the following. We're going to try to measure the percentage of open triads in the network that are triangles. Okay. So, what our open triads and what are triangles? Triangles are simply three nodes that are connected by three edges. And this is called a triangle because it looks like a triangle. Now, open triads are three nodes that are connected by only two edges. The thing to notice here is that a triangle actually contains three different open triads, right? So, if we consider this triangle here, you will notice that it contains three different open triads. The first open triad considers the three nodes and all the edges, these two edges but not this one. That is the first open triad. But, you can also consider the three nodes and these two edges in this one. Or, we could consider the three nodes and these two edges but not this one. Right. So, inside each triangle, there are three different open triads. So, if you go out in the network and count how many triangles it has, and then it counts how many possible open triads it has, for each time that you see a triangle, you're going to count three different open triads. And so, what we're going to do for the second approach for measuring Clustering Coefficient, which is actually called the Transitivity, is simply that it's going to take the number of closed triads, which are the triangles, multiplied times three divided by the number of open triads. And that is the percentage of open triads that are actually triangles or close triads. You can use network X to get the Transitivity of the network by using the function Transitivity. And, in this case, this network has a Transitivity of 0.41. Okay. So, we have two different ways of measuring the global Clustering Coefficient. Are these two ways the same? Which one is better? Are there are differences between the two? Well, it turns out that there are differences between the two. They both try to measure the tendency for the edges to form triangles, but it turns out the Transitivity weights the nodes with a larger number of connections higher. It weights the nodes with a larger degree higher. The best way to see that is by looking at examples. So, here is this graph that kind of looks like a wheel. If you look at this graph closely, you'll find that most nodes actually have a pretty high Local Clustering Coefficient. So, all the nodes that are on the outside of the wheel have a Local Clustering Coefficient of one because, each one of these nodes, you see that it has two connections. So, he has one pair friends, and that pair friend is connected. So, this node here has a Local Clustering Coefficient of one and the same is true for all the nodes on the outside of the wheel. So, most nodes have a high Local Clustering Coefficient. However, if you consider the node inside the wheel, the central node there, that one has a pretty high degree but it has a very low Clustering Coefficient. That is because it has many, many connections in many pairs of connections and only a few of those are actually connected to each other. But, most of them are not connected. For example, these two nodes are not connected. These two nodes are not connected. These two nodes are not connected and so on. Even though all of them are friends with that central node. So, in this graph, the average Clustering Coefficient is pretty high, it's 0.93 because most nodes have a very high Local Clustering Coefficient, except for one. However, the Transitivity of this network is 0.23. And that's because Transitivity weights the nodes with high degree higher. And so, in this network, there's one node with a very high degree compared to the others that has a very small Local Clustering Coefficient compared to the others, and Transitivity penalizes that. So, you get a much lower Transitivity. Okay. Can you see an example that goes the other way around? Well, here is this network. In this network, most nodes have a very low Local Clustering Coefficient. So, each one of these outer nodes here has a Local Clustering Coefficient of zero because they either have only one friend or they have two friends but those two are not connected. And, there are 15 nodes like that. The nodes inside here, there are only five nodes like</text:p>
      <text:p text:style-name="P1"><text:s/>that and they have high degree, and then they have high Local Clustering Coefficient. So, when you look at the average Clustering Coefficient and Transitivity, you find that the average Local <text:soft-page-break/>Clustering Coefficient of this network is pretty low because most nodes, the 15 outer nodes, have very low Local Clustering Coefficient. However, the Transitivity is high because the nodes with high degree happen to have high Local Clustering Coefficient. So, these two graphs showed you the differences between the Local Clustering Coefficient, the average Local Clustering Coefficient, and Transitivity. One weights the nodes with a large degree higher. In summary, we've learned that Clustering Coefficient measures the degree to which nodes in a network tend to cluster or form triangles. And there are several ways in which you can measure this. So, the first way, we look at the Local Clustering Coefficient and this is measured on a node by node basis. And in two other ways, we found the global Clustering Coefficient which measures Clustering Coefficient on a global scale for the whole network. For the Local Clustering Coefficient, this one is defined as simply the fraction of pairs of nodes friends who are friends with each other. And just to remind you, in this case, the Local Clustering Coefficient of node C was one-third because one-third of the pairs of friends of C are actually friends with each other. For global Clustering Coefficient, the first way in which we could measure these was by simply taking the average of the Local Clustering Coefficient over all the nodes. And you could use the function average Clustering in network X to do it. And then, the second way was this thing called Transitivity, which was the ratio of the number of triangles and the number of open triads in a network. And this one puts a larger weight on high degree nodes compared to the average Local Clustering Coefficient and you can measure it in network X using the function Transitivity. This is all for today. Thank you for watching. And I hope to see you next time.</text:p>
      <text:p text:style-name="P1"/>
      <text:p text:style-name="P3">DISTANCE MEASURES</text:p>
      <text:p text:style-name="P5">Hello. Today we're going to talk about the concept of distance in social networks. So the idea here is that sometimes we'd like to know how far nodes are away from each other. So for example in this network that you see here how far is node A from node H? Or we'd like to know, for example, are some nodes far away from each other and other nodes close to each other in general in this network? And if so, which nodes are closest and which nodes are the furthest away from each other in the network? To answer all these questions, we need to develop a concept of distance between nodes. And that's what we're going to do in this video today. So to answer this question, the first concept we need is the concept of a path. A path is simply a sequence of nodes that are connected by an edge. So for example, we can find paths that go from the node G to the node C. Here's the path G-F-C. And you can find different paths so for example here's the path G-F-E-C. So how far is node A from node H? Well, we will look at different paths that go from A to H. So for example, we can find a path A-B-C-E-H. And notice that this path it takes four hops to get from A to H. And there are other paths so for example there is the path A-B-C-F-E-H which takes five hops. And so for a path, we're going to define the path length to be the number of steps that it contains from the beginning to the end. So in this case path one has length four and path two has length five. And to define the distance between two nodes, we're going to define it to be the length of the shortest possible path between the two nodes. So going back to the question of what is the distance between node A to node H, the answer is four, because the shortest path between A and H has four hops or has length 4. In network X, you can use the function shortest_path to find a distance from any node to any other node. So here in this example finding the distance between node A and H in the graph G which is the graph that you see here. And so here you get the shortest path between A and H. If you're interested in just the length of this path then you can use the function shortest_path_length, and this gives you the length of this path which is four. Okay, so sometimes what we would like to do when we have real social networks is to find a distance from a single node to all the other nodes in the network to figure out how far away are other nodes from this specific route to node, in this case A. Let's say we're interested in figuring out what distance from node A to all the other nodes in the network is. Well, this is something that you can easily do manually in the network that's very small like this, but this could become very tedious to do manually if you have a very large social network. And so what you can do is you can program a computer to do this. And so what we're going to do is we're going to talk about one of the efficient ways that we have to compute the <text:soft-page-break/>distances from a given node to all the other nodes. And this one is called breadth-first search and what it basically does is that you start at a node and you start kind of discovering different nodes or different layers, and at each given layer, you discover the set of nodes that are one distance away from the nodes that were in the previous layer. So, I'm going to walk you through an example of how breadth-first search works. So here we have the network and we're interested in figuring out the distance from node A to all the other nodes in the network. So what we're going to do is we're going to start at A and we're going to start discovering new nodes as we kind of walk through this network. And we're going to be writing down all the nodes that we discover. So we start at A and we sort of process the node A by looking at who is connected to A. In this case, K and B are connected to A and so those are going to be a distance one away because they're the shortest path from each one of those nodes to A it's just one hop, right? A path of length one. Okay, so now we're going to process each one of the newly discovered nodes and ask which nodes are connected to this newly discovered node that we haven't discovered yet? And those nodes are going to be assigned to the next layer. So let's say we process node B. Node B is connected to K, A and C. But we've already discovered nodes A and K, so the only node that we discover here is node C. Now we're going to process node K, and node K is connected to node A and B, but we've already discovered both of those. So the only newly discovered node is node C and it's a distance two away from A. Now we process node C which is connected to B, F, and E. And here we've already discovered B so the only two nodes that we discover are F and E and those are a distance three away from A. Okay, now we're going to process node E. Okay, node E has five connections and out of those five, C and F we already discovered. So the only new ones are the other three which are D, I and H. So we assign those to the next layer. Now we process node F which is connected to three nodes G, C and E. But the only one we haven't discovered yet out of all those is G so I want this to get assigned to the next layer. And all of those nodes are a distance four away from A. Okay, now we have to process each one of those newly discovered nodes. And by now you can see that we're already almost done here. So let's process node D which is only connected to E. But we've already discovered E so D does not discover any new nodes. Now let's go with I. I is connected to E and J. And we haven't discovered J yet, so this one it's assigned to the next layer. Next we process H which is only connected to E but we already discovered E. And finally, we process G which is connected to F which you've already discovered. So, J is a distance five away. All right? We have to process J, but J is only connected to I which we already discovered and now we're done. We've processed all the nodes. There are no new nodes to discover. And so here you can see how we efficiently figure out the distance between A and all the other nodes in the network, and this is something that you can program using a computer to do this in an efficient way. You can use network X to run the breadth-first search algorithm by using the function bfs_tree. And what it does is it gives you the tree that we've built. And this graph that we built here is called a tree, and is the tree of the nodes that you discovered. And so with this function, you're able to obtain this tree. So if you look at the edges of the graph t here and you get that these are the edges of that tree. So there is A-K and A-B and B-C and so on. Now if you're interested in not necessarily the tree in the order in which these nodes were discovered, but just simply the actual distances between A and all the other nodes, then you can use shortest_path_length and you give it the graph, which in this case is G, and the root node, which in this case is A. And you get a dictionary of all the distances from the node to all the other nodes. So, A is a distance zero from itself, a distance one from B, a distance two from C and so on. Okay, so we've defined distance between any two nodes in a network, but if we go back to the original questions we had, in the beginning, we were interested in, we're characterizing the distances between all pairs of nodes in the graph. Our nodes in general close to each other, far away from each other. If some are close and some are far, then how can we figure out, which are close and which are far and so on? And so, now, we're going to try to answer these questions. So, the first thing you can do, is you can simply take the average distance between every pair of nodes in the network. In network X, you can do that by using the function average shortest path length. In G, and in this case, this graph has an average path length of 2.53. So, that means, that on average any pair of nodes in this graph are a distance 2.53 from each other. So, that tells you what sort of, on average <text:soft-page-break/>what happens. Now, what is the maximum possible distance between any two nodes, that sort of like, what are the two nodes that are furthest away from each other? How long is that? How far away from each other are they? This is called the diameter and is simply the maximum distance between any two pair of nodes. And in network X, you can use the function diameter to get it, and in this case the diameter of the graph is five and you can see that by looking at the distance from K to J, which has a length of five. The other thing that is useful to define is the eccentricity of a node. The eccentricity of a node is the largest distance between the node and all the other nodes in the network. So, you take a node, measure the distance from the node to all the other nodes, and figure out which one of those instances is the largest one of all. In network X, you can use the function eccentricity to get all those distances, and here, you can see for example, that A has an eccentricity of five, as we had seen. It has a distance five to some node, which in this case that's J. So, that's pretty large. It's actually as big as it could get, right? Because the diameter, the largest possible distance between two nodes was five. But, if you think of a node like for example, node E here, which looks like it's closer to all the other nodes, then you see that it has a eccentricity of three, which means that no node in this graph is a distance larger than three from node E. And so, now, that you have this eccentricities, the radius of the graph is the minimum eccentricity in the network. It basically asks which node or not which node, but what is the maximum distance that a node has from all the other nodes, that's eccentricity and the radius takes the smallest one of those. And in network X, you can use the function radius to get the radius</text:p>
      <text:p text:style-name="P5"><text:s/>of the network and as you could see from the dictionary of eccentricities, the radius of this network is three. The next question we had was, now that we know how to calculate distances and now that we have a sense for what is a large distance in the network, like, the diameter, what is the short distance, like the radius, we can try to identify which nodes are sort of far away from all the other nodes and which nodes are close to all the other nodes. So, for the first one, we have the periphery, which is the set of nodes in a graph that have an eccentricity equals to the diameter of the network, which is sort of the largest eccentricity that you could have, since the diameter is the largest distance between any two nodes in the network. So, if you apply this definition to this graph, you find that the periphery of this graph are the nodes A, K, and J. You can get these set of nodes using networks, network X function periphery. And as you would sort of imagine these nodes tend to be sort of on the outskirts of the network far away from all the other nodes. The opposite concept is the concept of nodes that are central. So, the center of the graph is a set of nodes that have eccentricity equal to the radius. And when you check which nodes are in the center in this graph using the center function network X, you find that C, F, and E are nodes that are in the center of the graph, and this is sort of like, it make sense there in the towards the center of the graph, they tend to be close to most of the nodes. Okay, so with these tools, now, you're able to take a look at a network, a real social network, and start to ask questions about how far are these nodes from each other? Which nodes are central? Which nodes are not and so on? So, let's run an example in this using the Karate Club Network, which we had seen in a previous video. So, this is a network of friendship in a Karate Club. And as you may remember, the story here, is that node one is the instructor of the Karate Club, and this node 34 is an assistant, and they have some type of dispute, they're not friends with each other, and so the club actually splits into two groups, and sort of, this is the separation of the two groups. So one, this set of students on the left go with one of the instructors or with the assistant and the other ones go with the original instructor. So, if we take this network and apply the definitions about distances that we just covered, we can discover how far nodes are from each other and who's central and who's not. So, let's begin by loading up this network. This network is so famous that actually on network X you can simply load it by using the function karate club graph. So, that one returns this particular graph. Now, I'm converting the nodes labels to be integers, so that they match the figure I have here. So, that's what I'm doing with that command there, and then I could ask different questions about the network. So, in this case, the average shortest path between the nodes is about 2.41. The radius of the network is three, and the diameter is five. So, meaning there's a pair of nodes here, there are distance far away from each other and that's the largest that a distance can be. And then, we're going to ask who's at the center of this network? So, here the nodes <text:soft-page-break/>are in the center, and here, I'm highlighting them in red. So, as you can see the instructor is in the center and all the other nodes are in the center also connected to the instructor, and they also tend to have high degrees, so they are easily connected to many other high degree nodes, and they just have small distances from them to all the other nodes in the network. Now, when you look at the periphery, these are the peripheral nodes, and I'm highlighting them here and in blue and as you can see, they're kind of on the outside, they tend to have small number of connections, and none of them are actually connected to the instructor. Now, you might look at this and say, okay, this make sense. But, for example, this node 34, was the assistant here, he seems pretty central. He's connected to a bunch of nodes, it seems like he could be close to all the other nodes in the graph as well. Why is 34 not showing up in the center? Well, it turns out that if you look carefully, node 34 has a distance four to node 17, right? To get from 34 to 17, you have to go 34, 32, 16, and 17, and so, it couldn't be in the center because the radius of the graph is three and this one has a node that is the distance four away from it. Now, it turns out that actually if this node 17 was just a bit closer, for example, if this node 17 was a distance three away from 34, then 34 would actually be in the center, because 34 is a distance at most three to every other node in the network. And so, this shows that this definition of center is pretty sensitive to just one node that happens to be far away, right? So, if you make a very small change to a graph that makes a particular node far further away from the other, you can sort of make it or break it for the node to be in the center or not. And in the future, we'll look at other measures of centrality for nodes that are less sensitive to small changes like that. So, to summarize, we've looked at a set of measures. The first one is the distance between two nodes and that was defined to be the length of the shortest path between the two nodes and the eccentricity of a node, which is defined to be the largest distance between the node and all the other nodes in the network. Both of those definitions take place at the either node level or at the pair of nodes level. We've also looked at definitions that sort of take place at the whole graph level, they try to characterize the distances in the whole network and they were the average distance between any two pair of nodes. The diameter which is the largest distance between any two pair of nodes and then the radius which was the smallest eccentricity in the graph. And then, we use those definitions to identify the periphery and the center of the graph, which is the set of nodes, the periphery is the sets of nodes with eccentricity equal to the diameter and the center is a set of nodes with eccentricity equal to the radius. And that's all for this video and I hope to see you in the next one.</text:p>
      <text:p text:style-name="P5"/>
      <text:p text:style-name="P4">CONNECTED COMPONENTS</text:p>
      <text:p text:style-name="P6">Today, we're going to talk about connectivity in networks. First, we're going to talk about connectivity in undirected graphs. Those are the ones where the edges don't have a direction. An undirected graph is said to be connected if for every pair of nodes, there is a path between the two nodes. We can use the function is_connected in network X and give it the undirected graph as input, and it will tell us whether the graph is connected or not. In this case, this example, this graph is connected so it says, true, it is connected. However, if we were to remove a few of the edges, for example, if we remove A-G, A-N, and J-O, then the graph will become disconnected, as you can see. Now, we have these sort of three communities such that if you're in a particular community, you cannot find a path to a node in a different community, or in a different set of nodes. Let's try to get at this idea of communities in a more precise way. We're going to refer to these communities as connected components. So let me give you a definition of what a connected component is. A connected component is a subset of nodes such that there are two conditions this set of nodes satisfy. First, every node in the subset has to have a path to every other node in the subset. That's condition number one. Condition number two would say that no other node outside of the subset has a path to any node inside the subset. So condition two kind of makes sure that you get all the nodes that you could possibly can so that every node in this subset has a connection to every other node in the subset, not a subset of the subset that you could potentially get. So let's see this through examples to make it more clear. Is the subset of nodes E, A, G, F a connected component? So first, let's find these nodes and so here they are. This is the subset of nodes we're referring to. And we can clearly see that this is not a connected component because the nodes, for example, A and F, cannot <text:soft-page-break/>reach each other. There is no path going from A to F, so condition number one fails. Okay, let's look at another example. Is the subset of nodes N, O, K a connected component? All right, these are the nodes. Now in this case, condition number one is actually met. There is a path from any node in N, O, K to any other node in N, O, K. For example, if you wanted to find a path from N to K, you would go N-O-K. However, condition number two fails because there are other nodes that can actually reach nodes in the subset. For example, L can actually reach N, O and K, there is a path from L to all three of those nodes. So therefore, this is not a connected component because condition number two fails. So if you think about it, the only things that satisfy the definition of connected component are the things that we originally started with. These three communities such that every node is connected within and no nodes are connected across. And these are the three connected components in this particular graph. You can use network X to find the connected components of an undirected graph by using the function number_connected_components and give it, the graph, its input and it would tell you how many. It has, in this case, three. And you can also ask for which ones are the actual components by using the function connected_components(G), and here we tell you which are the subsets of nodes and which nodes belong to each one of the components. What you can also do is use the function node_connected_component with the input G of the graph itself but also a particular node as input, and this would tell you which connected component this particular node belongs to. So in this case, for example, if you ask for the component in which M belongs, then it would tell you that it belongs to a component K, L, M, N, O. So these are useful things to use in network X. Now, let's talk about connectivity in directed graphs. Remember, directed graphs are those that have edges where the edges have direction, so there is a source and a destination. And so, here is an example of a directed graph. We would like to come up with definitions of connected and connected components that apply to directed graphs, but because paths have a different definition in directed graphs than they do in undirected graphs, then we need to adjust our definitions accordingly. And actually, what happens is that we will have two types of definitions for each one of the two concepts. So let's start with the concept of connected. The first type is we're going to say that a direct graph is strongly connected if for every pair of nodes, say U and V, there is a directed path that goes from U to V and another directed path that goes from V to U. That, if a directed graph has a has a property, then we say it's strongly connected. We can use the function is_strongly_connected in network X to ask whether this particular directed graph, G, is strongly connected and it would say false because if you look carefully, there is no path that goes from A to H, for example. There are many other examples of pairs of nodes for which there is no path, where here is one, there is no path from A to H, so therefore, this graph is not strongly connected. The second definition for connected is weakly connected. And the way weakly connected works is that the first thing you do is you replace all the directed edges and you make them undirected. So every edge, you could sort of ignore the direction and you make him into a undirected edge, and now this graph becomes undirected. And now, you ask the question that you already applied to undirected graphs, is this graph connected or not? And if it is, then we say that the original directed graph is weakly connected. So in this case, if we use the function is_weakly_connected, network X would say yes, this graph is weakly connected because once you turn it into an undirected graph, this undirected graph is connected. All right, now let's talk about the connected component definition. Again, we're going to have two types. The first one is strongly connected components and the definition mirrors the definition for undirected. It's just that now, you have to find paths that are directed, so it would have the two conditions for a subset of nodes to be connected component are that every node in the subset has a directed path to every other node in this subset and that no node outside the subset has a directed path to and from every node inside the subset. And so in this case, what are the strongly connected components of this graph? It's actually not that easy to tell visually. It's a little tricky, though you could try to pause the video and try and see if you can find what they are. But if we use the function strongly_connected_components, it will tell us what they are. And in this case, it turns out that these are the strongly connected components. And so, as you can see, for example, you find that N, node M, and node L are in different components and that's because even though you can go from L to M, you cannot go from M to L, <text:soft-page-break/>right? And same thing with, for example, H, I are sort of in their own component, and that's because while they can reach other nodes like G and J, none of those nodes seem that they can reach them. And so, these live in their own separate, strongly connected component. And of course, we would have the weakly connected component version which works in the same way that it did before. So first, we would make all the directed edges undirected, and then we would find the connected components in the new undirected graph. Now, because this graph is weakly connected, that means that when you make all the direct edges undirected, it becomes a connected graph. Then this particular graph has only one weakly connected component, which is the whole graph. And so, to summarize, we talked about undirected graphs and directed graphs and we were talking about a couple of definitions of connectivity. So for underactive graphs, we said that an undirected graph is connected if for every pair of nodes, there is a path between them. And we talked about connected components and we said that we could use the function connected_components to find these connected components, so here's an example. Now, for the directed case, we had two types of definitions, the strong and the weak. For the strongly connected, we said that our graph is strongly connected if every pair of nodes, they have a directed path from one node to the other and from the other node to the one, and you could use the function strongly_connected_components to find what these components were. And both of these had the corresponding weak definitions, so weakly connected and weakly connected components. And the way that those work is by making the direct edges undirected, and then applying the same definitions that we had from undirected graphs to the new undirected graph that comes from the directed graph. Thank you for watching and we'll see you next time.</text:p>
      <text:p text:style-name="P6"/>
      <text:p text:style-name="P8">NETWORK ROBUSTNESS</text:p>
      <text:p text:style-name="P7">Last time we talked about connectivity in networks. Today we're going to talk about how connectivity relates to the robustness of a network. So, what is network robustness? The way we loosely define network robustness is the ability of a network to maintain its general structure, or its general functions when it faces failures or attacks. So what kind of attacks are we talking about here? Well, we're going to talk about attacks that are in the form of removal of nodes or edges. This could be somebody purposely trying to remove a node or an edge from a network, or maybe, just random failures that the network may have. And then what are the general properties that we are going to be discussing? In this case we're going to be talking about connectivity, so robustness is going to be the network's ability to maintain its connectivity. When it loses some of its nodes or some of its edges. So why is this relevant? Why is this important? Let's look at some examples of networks that often lose nodes or edges. And these things affect the function. So one example is the air transportation network, where the nodes are airports and the edges are connections between airports. Well, sometimes airports have to close down for many different reasons. And when this happens of course, transportation is affected. And so you would like for the transportation network to be robust to closures of airports, so that the general connectivity or the general function of the network is still maintained even after it might have lost one particular airport. Or maybe it's not an airport, maybe it's a connection between an airport or some other airport. Maybe both airports are open but they're not able to fly to each other for whatever reason. That is the case where the network might have lost an edge rather than a node, and you would like for the network to still maintain its connectivity or functions. There are plenty of other examples like Internet router failures or power line failure and so on. And so for all of these, this idea of removing nodes or edges are things that actually happen, and for all of this maintaining connectivity is very important.</text:p>
      <text:p text:style-name="P7">Play video starting at :2:16 and follow transcript2:16</text:p>
      <text:p text:style-name="P7">So let's begin looking at our sort of toy example of graph here that we've been looking at. And we'll start with an undirected graph, and ask what is the smallest number of nodes that I would need to remove from this graph in order in order to make it disconnected?</text:p>
      <text:p text:style-name="P7">Play video starting at :2:34 and follow transcript2:34</text:p>
      <text:p text:style-name="P7">And so we can actually use a function in network X that's node connectivity, and the input will be the undirected graph here, G_un. And it says that if I just remove one node, I would be able to <text:soft-page-break/>disconnect the graph completely. You can try and see if you can figure out which node that is. Or you can use the function_minimum_node_cut, and then give it us input the undirected graph. And it would tell you which nodes are the ones that you can remove in order to disconnect the graph. And in this case, it's node A.</text:p>
      <text:p text:style-name="P7">Play video starting at :3:10 and follow transcript3:10</text:p>
      <text:p text:style-name="P7">So you can see that if you were to remove node A, then this graph goes from being connected to being disconnected. So now there are two subsets of nodes that cannot reach each other, and in the airport example this would be really bad, right? If one airport was responsible for connecting two major parts of the world, that's something you probably wouldn't want to have. Now let's ask the question for edges. What is the smallest number of edges, instead of nodes, that we would need to remove from this graph in order to completely disconnect it?</text:p>
      <text:p text:style-name="P7">Play video starting at :3:43 and follow transcript3:43</text:p>
      <text:p text:style-name="P7">Well, you can use the function edge connectivity and give it us input the undirected graph. And it tells us that there are two edges that you need to remove in order to disconnect this graph.</text:p>
      <text:p text:style-name="P7">Play video starting at :3:55 and follow transcript3:55</text:p>
      <text:p text:style-name="P7">Well, which 2 edges are there? You can try to figure it out in your own, or you can use the function, minimum_edge_cut, and give it us input the undirected graph. And it tells you that the edges that you need to remove are, A, G and O, J. And you can see that if you remove those two edges, you indeed make the network disconnected. And there are two clusters, two subsets of nodes that cannot reach each other anymore. Of course, it's possible that there are other options of edges that do this. But the fact that the edge connectivity is two tells us that the smallest number of edges that you have to remove is two. Now the particular choice of A, G and O, J may not be unique. There may be other options, other pairs of edges that achieve the same goal of disconnecting the network.</text:p>
      <text:p text:style-name="P7">Play video starting at :4:44 and follow transcript4:44</text:p>
      <text:p text:style-name="P7">Robust networks are those that have a large minimum node and edge cuts. That is those for which you would have to remove a lot of nodes or edges in order to be able to disconnect them. That's a very desirable property, because you don't want your network to be easily disconnected by just removing a few nodes or a few edges.</text:p>
      <text:p text:style-name="P7">Play video starting at :5:5 and follow transcript5:05</text:p>
      <text:p text:style-name="P7">Okay, now let's look at a different scenario. First of all, let's now look at a directed graph, those that have edges that have a source and a destination. And now let's think about a different setting. Now, let's think about these nodes as nodes that want to communicate with each other, that want to pass messages to each other. These could be maybe routers, or these could be people who are trying to pass a rumor or pass an important message to each other, right? And so imagine that node G here wants to send a message to node L by passing it along to other nodes in this network. So, basically what G wants to do is to find the paths that could take a message from G all the way to L.</text:p>
      <text:p text:style-name="P7">Play video starting at :5:51 and follow transcript5:51</text:p>
      <text:p text:style-name="P7">What options does G have in order to do this? What are those paths that G can use? Well, if you use the function all_simple_paths with input G, the graph and then the two nodes that source in the destination, in this case G and L. Then you get all the paths. Let's look at each one of those paths. So first one is G, A, N, L. The second one is slightly longer is G, A, N, O, K, L. You could also go G, A, N, O, L or G, J, O, K, L. Or you could go with a shorter path, G, J, O, L. So these are all the options that G has.</text:p>
      <text:p text:style-name="P7">Play video starting at :6:33 and follow transcript6:33</text:p>
      <text:p text:style-name="P7">Okay, now let's imagine that there's some attacker, some person that wants to actually block the message that's going from G to L. This attacker is no longer interested in just disconnecting the network in any particular way, it's interested in particularly disrupting the communication that's going from G to L. We could ask the question if this person was going to try to do this by removing node, how many nodes would this attack I need to remove in order to block G from L.</text:p>
      <text:p text:style-name="P7">Play video starting at :7:5 and follow transcript7:05</text:p>
      <text:p text:style-name="P7">We can use the same function, node connectivity as we did before, but now we give this input not only the graph G, but also the source and the destination, G and L. And it would tell us how many <text:soft-page-break/>nodes you would need in order to achieve that. And in this case, you would need to remove two nodes from the network. Which nodes are they? Again, we can use the same function as we used before, minimum_note_cut, and give it the graph, the source and the destination as input, and he would tell us which are the two nodes. In this case the nodes are N and O.</text:p>
      <text:p text:style-name="P7">Play video starting at :7:36 and follow transcript7:36</text:p>
      <text:p text:style-name="P7">So, this says that you have to remove at least two nodes and here are two options for that N and O.</text:p>
      <text:p text:style-name="P7">Play video starting at :7:43 and follow transcript7:43</text:p>
      <text:p text:style-name="P7">Now let's do some sanity checking here. What if we were only to remove node N, then can we still find a path that goes from G to L? And the answer is yes, you could take the path G, J, O, K, L. On the other hand, if we were to only remove node O, then can the message still make it? And the answer is yes. You could go G, A, N, L. So this shows that it's not enough to remove one of these two nodes. And you can check on your own that when you actually remove both of these and O, then there is no longer any path that can go from G to L. So you need two, and these are two that achieve that. We can ask the same question as we did before for edges. Now the attacker, let's say, is only able to remove edges, not completely remove nodes. How many edges would this attacker need to remove in order to block G from L? We can use the function edge_connectivity with the input, the graph, the source and destination. And it tells us that It needs two edges in order to be able to achieve this. And to figure out which edges they are, we can use again the minimum_edge_cut function with the graph, the source and the destination. And it tells us that the two edges are A, N and J, O, and so here they are shown in red. And you can check that if you were to remove those two edges indeed, G would no longer be able to send the message to L.</text:p>
      <text:p text:style-name="P7">Play video starting at :9:11 and follow transcript9:11</text:p>
      <text:p text:style-name="P7">So in summary, in this video, we've talked about node connectivity, and that is the minimum number of nodes that you need in order to disconnect a graph or disconnect a particular pair of nodes.</text:p>
      <text:p text:style-name="P7">Play video starting at :9:27 and follow transcript9:27</text:p>
      <text:p text:style-name="P7">And the functions associated with node connectivity are node_connectivity, which tells us the smallest number of nodes that you need in order to achieve that. And minimum_node_cut which actually tells us which are those nodes.</text:p>
      <text:p text:style-name="P7">Play video starting at :9:41 and follow transcript9:41</text:p>
      <text:p text:style-name="P7">And then you have a similar definition for edge connectivity, which is the minimum number of edges that you need in order to disconnect the graph, or to disconnect any pair of nodes. And the functions they use are edge_connectivity and minimum_edge_cut. And the takeaway here is that graph with large node or large edge connectivity are more robust to the loss of nodes and edges. And they're able to keep their connectivity even if some number of edges and nodes are removed from the network. And for many applications, this is a very desirable property for networks to have. Thank you for watching, and we'll see you next 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8T07:19:56.626108278</meta:creation-date>
    <dc:date>2021-05-20T11:10:44.642067656</dc:date>
    <meta:editing-duration>PT3H32M35S</meta:editing-duration>
    <meta:editing-cycles>5</meta:editing-cycles>
    <meta:generator>LibreOffice/6.0.7.3$Linux_X86_64 LibreOffice_project/00m0$Build-3</meta:generator>
    <meta:document-statistic meta:table-count="0" meta:image-count="0" meta:object-count="0" meta:page-count="10" meta:paragraph-count="40" meta:word-count="8897" meta:character-count="47566" meta:non-whitespace-character-count="38707"/>
  </office:meta>
</office:document-meta>
</file>